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Noto Sans CJK JP" svg:font-family="'Noto Sans CJK JP', 'Noto Sans JP', 游ゴシック, 游ゴシック体" style:font-family-generic="swiss"/>
    <style:font-face style:name="Noto Sans Mono CJK JP" svg:font-family="'Noto Sans Mono CJK JP', 游ゴシック, 游ゴシック体" style:font-family-generic="modern" style:font-pitch="fixed"/>
    <style:font-face style:name="Noto Sans Mono CJK JP1" svg:font-family="'Noto Sans Mono CJK JP', 游ゴシック, 游ゴシック体" style:font-family-generic="swiss" style:font-pitch="fixed"/>
    <style:font-face style:name="Noto Sans Mono CJK JP2" svg:font-family="'Noto Sans Mono CJK JP', 游ゴシック, 游ゴシック体" style:font-adornments="Regular" style:font-family-generic="swiss" style:font-pitch="fixed"/>
    <style:font-face style:name="Noto Serif CJK JP" svg:font-family="'Noto Serif CJK JP', 'Noto Serif JP', 游明朝, 游明朝体" style:font-family-generic="system"/>
    <style:font-face style:name="Noto Serif CJK JP1" svg:font-family="'Noto Serif CJK JP', 'Noto Serif JP', 游明朝, 游明朝体" style:font-adornments="Regular" style:font-family-generic="roman" style:font-pitch="variable"/>
    <style:font-face style:name="Noto Serif CJK JP:ruby" svg:font-family="'Noto Serif CJK JP:ruby', 'Noto Serif JP:ruby', 游明朝:ruby, 游明朝体:ruby" style:font-adornments="Regular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fae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ABLE BOOKS (</text:p>
      <text:p text:style-name="P1"><text:s text:c="3"/>ID SERIAL PRIMARY KEY,</text:p>
      <text:p text:style-name="P1"><text:s text:c="3"/>TITLE VARCHAR(100) NOT NULL,</text:p>
      <text:p text:style-name="P1"><text:s text:c="3"/>AUTHOR VARCHAR(100) NOT NULL,</text:p>
      <text:p text:style-name="P1"><text:s text:c="3"/>GENRE VARCHAR(20) NOT NULL,</text:p>
      <text:p text:style-name="P1"><text:s text:c="3"/>COUNT INTEGER NOT NULL CHECK (COUNT &gt;= 0),</text:p>
      <text:p text:style-name="P1"><text:s text:c="3"/>RESERVED_COUNT INTEGER DEFAULT 0 CHECK (RESERVED_COUNT &gt;= 0),</text:p>
      <text:p text:style-name="P1"><text:s text:c="3"/>BORROWED_COUNT INTEGER DEFAULT 0 CHECK (BORROWED_COUNT &gt;= 0)</text:p>
      <text:p text:style-name="P1">);</text:p>
      <text:p text:style-name="P1"/>
      <text:p text:style-name="P1"/>
      <text:p text:style-name="P1">CREATE TABLE MEMBERS (</text:p>
      <text:p text:style-name="P1"><text:s text:c="3"/>ID SERIAL PRIMARY KEY,</text:p>
      <text:p text:style-name="P1"><text:s text:c="3"/>NAME VARCHAR(50) NOT NULL,</text:p>
      <text:p text:style-name="P1"><text:s text:c="3"/>EMAIL VARCHAR(50) UNIQUE NOT NULL,</text:p>
      <text:p text:style-name="P1"><text:s text:c="3"/>PASSWORD VARCHAR(50) NOT NULL,</text:p>
      <text:p text:style-name="P1"><text:s text:c="3"/>ROLE VARCHAR(10) NOT NULL DEFAULT 'member' CHECK (ROLE IN ('admin', 'member'))</text:p>
      <text:p text:style-name="P1">);</text:p>
      <text:p text:style-name="P1"/>
      <text:p text:style-name="P1">CREATE TABLE RESERVATIONS (</text:p>
      <text:p text:style-name="P1"><text:s text:c="3"/>ID SERIAL PRIMARY KEY,</text:p>
      <text:p text:style-name="P1"><text:s text:c="3"/>BOOK_ID INTEGER REFERENCES BOOKS(ID) ON DELETE CASCADE,</text:p>
      <text:p text:style-name="P1"><text:s text:c="3"/>MEMBER_ID INTEGER REFERENCES MEMBERS(ID) ON DELETE CASCADE,</text:p>
      <text:p text:style-name="P1"><text:s text:c="3"/>ACTION_TYPE VARCHAR(10) NOT NULL CHECK (ACTION_TYPE IN ('RESERVE', 'BORROW', 'RETURN')),</text:p>
      <text:p text:style-name="P1"><text:s text:c="3"/>RESERVED_DATE TIMESTAMP DEFAULT CURRENT_TIMESTAMP,</text:p>
      <text:p text:style-name="P1"><text:s text:c="3"/>BORROWED_DATE TIMESTAMP,</text:p>
      <text:p text:style-name="P1"><text:s text:c="3"/>RETURNED_DATE TIMESTAMP,</text:p>
      <text:p text:style-name="P1"><text:s text:c="3"/>DUE_DATE TIMESTAMP</text:p>
      <text:p text:style-name="P1">);</text:p>
      <text:p text:style-name="P1"/>
      <text:p text:style-name="P1">CREATE TABLE REVIEWS (</text:p>
      <text:p text:style-name="P1"><text:s text:c="3"/>ID SERIAL PRIMARY KEY,</text:p>
      <text:p text:style-name="P1"><text:s text:c="3"/>BOOK_ID INTEGER NOT NULL REFERENCES BOOKS(ID) ON DELETE CASCADE,</text:p>
      <text:p text:style-name="P1"><text:s text:c="3"/>MEMBER_ID INTEGER NOT NULL REFERENCES MEMBERS(ID) ON DELETE <text:soft-page-break/>CASCADE,</text:p>
      <text:p text:style-name="P1"><text:s text:c="3"/>RATING INTEGER NOT NULL CHECK (RATING &gt;= 1 AND RATING &lt;= 5),</text:p>
      <text:p text:style-name="P1"><text:s text:c="3"/>REVIEW_TEXT TEXT,</text:p>
      <text:p text:style-name="P1"><text:s text:c="3"/>REVIEW_DATE TIMESTAMP DEFAULT CURRENT_TIMESTAMP</text:p>
      <text:p text:style-name="P1">);</text:p>
      <text:p text:style-name="P1"/>
      <text:p text:style-name="P1">CREATE TABLE notifications (</text:p>
      <text:p text:style-name="P1"><text:s text:c="4"/>id SERIAL PRIMARY KEY,</text:p>
      <text:p text:style-name="P1"><text:s text:c="4"/>member_id BIGINT NOT NULL REFERENCES members(id) ON DELETE CASCADE,</text:p>
      <text:p text:style-name="P1"><text:s text:c="4"/>message TEXT NOT NULL,</text:p>
      <text:p text:style-name="P1"><text:s text:c="4"/>is_read BOOLEAN DEFAULT FALSE NOT NULL,</text:p>
      <text:p text:style-name="P1"><text:s text:c="4"/>created_at TIMESTAMP DEFAULT CURRENT_TIMESTAMP NOT NULL</text:p>
      <text:p text:style-name="P1">);</text:p>
      <text:p text:style-name="P1"/>
      <text:p text:style-name="P1">ALTER TABLE notifications</text:p>
      <text:p text:style-name="P1">ADD COLUMN reservation_id BIGINT;</text:p>
      <text:p text:style-name="P1"/>
      <text:p text:style-name="P1">ALTER TABLE notifications</text:p>
      <text:p text:style-name="P1">ADD CONSTRAINT fk_reservation</text:p>
      <text:p text:style-name="P1">FOREIGN KEY (reservation_id)</text:p>
      <text:p text:style-name="P1">REFERENCES reservations (id)</text:p>
      <text:p text:style-name="P1">ON DELETE CASCADE;</text:p>
      <text:p text:style-name="P1"/>
      <text:p text:style-name="P1"/>
      <text:p text:style-name="P1"/>
      <text:p text:style-name="P1"/>
      <text:p text:style-name="P1"/>
      <text:p text:style-name="P1">/*Test Data creation */</text:p>
      <text:p text:style-name="P1"/>
      <text:p text:style-name="P1">INSERT INTO BOOKS (TITLE, AUTHOR, GENRE, COUNT, RESERVED_COUNT, BORROWED_COUNT)</text:p>
      <text:p text:style-name="P1">VALUES </text:p>
      <text:p text:style-name="P1"><text:s text:c="4"/>('The Way of Kings', 'Brandon Sanderson', 'Fantasy', 5, 0, 0),</text:p>
      <text:p text:style-name="P1"><text:s text:c="4"/>('Words of Radiance', 'Brandon Sanderson', 'Fantasy', 5, 0, 0),</text:p>
      <text:p text:style-name="P1"><text:s text:c="4"/>('Oathbringer', 'Brandon Sanderson', 'Fantasy', 5, 0, 0),</text:p>
      <text:p text:style-name="P1"><text:s text:c="4"/>('Rhythm of War', 'Brandon Sanderson', 'Fantasy', 5, 0, 0),</text:p>
      <text:p text:style-name="P1"><text:soft-page-break/><text:s text:c="4"/>('To Kill a Mockingbird', 'Harper Lee', 'Drama', 15, 0, 0),</text:p>
      <text:p text:style-name="P1"><text:s text:c="4"/>('The Girl with the Dragon Tattoo', 'Stieg Larsson', 'Mystery', 10, 0, 0),</text:p>
      <text:p text:style-name="P1"><text:s text:c="4"/>('Dune', 'Frank Herbert', 'Science Fiction', 8, 0, 0),</text:p>
      <text:p text:style-name="P1"><text:s text:c="4"/>('Java: The Complete Reference', 'Herbert Schildt', 'Education', 20, 0, 0),</text:p>
      <text:p text:style-name="P1"><text:s text:c="4"/>('C Programming Language', 'Brian W. Kernighan &amp; Dennis M. Ritchie', 'Education', 12, 0, 0),</text:p>
      <text:p text:style-name="P1"><text:s text:c="4"/>('The Psychology of Money', 'Morgan Housel', 'Finance', 10, 0, 0),</text:p>
      <text:p text:style-name="P1"><text:s text:c="4"/>('Catch-22', 'Joseph Heller', 'Satire', 7, 0, 0),</text:p>
      <text:p text:style-name="P1"><text:s text:c="4"/>('The Kite Runner', 'Khaled Hosseini', 'Fiction', 10, 0, 0),</text:p>
      <text:p text:style-name="P1"><text:s text:c="4"/>('Punarvasu', 'Gajanana Sharma', 'Historical Fiction', 5, 0, 0),</text:p>
      <text:p text:style-name="P1"><text:s text:c="4"/>('Pride and Prejudice', 'Jane Austen', 'Romance', 10, 0, 0);</text:p>
      <text:p text:style-name="P1"/>
      <text:p text:style-name="P1"/>
      <text:p text:style-name="P1"><text:tab/>INSERT INTO MEMBERS (NAME, EMAIL, PASSWORD, ROLE)</text:p>
      <text:p text:style-name="P1">VALUES </text:p>
      <text:p text:style-name="P1"><text:s text:c="4"/>('Alice Brown', 'alice.brown@example.com', 'hashed_password1', 'member'),</text:p>
      <text:p text:style-name="P1"><text:s text:c="4"/>('Bob Smith', 'bob.smith@example.com', 'hashed_password2', 'member'),</text:p>
      <text:p text:style-name="P1"><text:s text:c="4"/>('Cathy Williams', 'cathy.williams@example.com', 'hashed_password3', 'member'),</text:p>
      <text:p text:style-name="P1"><text:s text:c="4"/>('David Johnson', 'david.johnson@example.com', 'hashed_password4', 'member'),</text:p>
      <text:p text:style-name="P1"><text:s text:c="4"/>('Evelyn Black', 'evelyn.black@example.com', 'hashed_password5', 'member'),</text:p>
      <text:p text:style-name="P1"><text:s text:c="4"/>('Frank White', 'frank.white@example.com', 'hashed_password6', 'member'),</text:p>
      <text:p text:style-name="P1"><text:s text:c="4"/>('Grace Lee', 'grace.lee@example.com', 'hashed_password7', 'member'),</text:p>
      <text:p text:style-name="P1"><text:s text:c="4"/>('Henry Miller', 'henry.miller@example.com', 'hashed_password8', 'member'),</text:p>
      <text:p text:style-name="P1"><text:s text:c="4"/>('Isabel Green', 'isabel.green@example.com', 'hashed_password9', 'member'),</text:p>
      <text:p text:style-name="P1"><text:s text:c="4"/>('John Admin', 'admin@example.com', 'hashed_password_admin', 'admin'); -- Admin user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Noto Sans CJK JP" svg:font-family="'Noto Sans CJK JP', 'Noto Sans JP', 游ゴシック, 游ゴシック体" style:font-family-generic="swiss"/>
    <style:font-face style:name="Noto Sans Mono CJK JP" svg:font-family="'Noto Sans Mono CJK JP', 游ゴシック, 游ゴシック体" style:font-family-generic="modern" style:font-pitch="fixed"/>
    <style:font-face style:name="Noto Sans Mono CJK JP1" svg:font-family="'Noto Sans Mono CJK JP', 游ゴシック, 游ゴシック体" style:font-family-generic="swiss" style:font-pitch="fixed"/>
    <style:font-face style:name="Noto Sans Mono CJK JP2" svg:font-family="'Noto Sans Mono CJK JP', 游ゴシック, 游ゴシック体" style:font-adornments="Regular" style:font-family-generic="swiss" style:font-pitch="fixed"/>
    <style:font-face style:name="Noto Serif CJK JP" svg:font-family="'Noto Serif CJK JP', 'Noto Serif JP', 游明朝, 游明朝体" style:font-family-generic="system"/>
    <style:font-face style:name="Noto Serif CJK JP1" svg:font-family="'Noto Serif CJK JP', 'Noto Serif JP', 游明朝, 游明朝体" style:font-adornments="Regular" style:font-family-generic="roman" style:font-pitch="variable"/>
    <style:font-face style:name="Noto Serif CJK JP:ruby" svg:font-family="'Noto Serif CJK JP:ruby', 'Noto Serif JP:ruby', 游明朝:ruby, 游明朝体:ruby" style:font-adornments="Regular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 CJK JP" fo:font-size="10.5pt" fo:language="en" fo:country="US" style:letter-kerning="true" style:font-name-asian="Noto Serif CJK JP" style:font-size-asian="10.5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Noto Serif CJK JP" fo:font-size="10.5pt" fo:language="en" fo:country="US" style:letter-kerning="true" style:font-name-asian="Noto Serif CJK JP" style:font-size-asian="10.5pt" style:language-asian="ja" style:country-asian="JP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0" fo:widows="0" style:page-number="auto">
        <style:tab-stops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text-align="start" style:justify-single-word="false" style:page-number="auto" fo:keep-with-next="always"/>
      <style:text-properties style:font-name="Noto Sans CJK JP" fo:font-family="'Noto Sans CJK JP', 'Noto Sans JP', 游ゴシック, 游ゴシック体" style:font-family-generic="swiss" style:font-name-asian="Noto Sans CJK JP" style:font-family-asian="'Noto Sans CJK JP', 'Noto Sans JP', 游ゴシック, 游ゴシック体" style:font-family-generic-asian="swiss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00%" fo:text-align="justify" style:justify-single-word="false" style:page-number="auto" style:vertical-align="baseline"/>
    </style:style>
    <style:style style:name="List" style:family="paragraph" style:parent-style-name="Text_20_body" style:class="list">
      <style:paragraph-properties fo:text-align="start" style:justify-single-word="false"/>
      <style:text-properties fo:font-size="10.5pt" style:font-size-asian="10.5pt"/>
    </style:style>
    <style:style style:name="Caption" style:family="paragraph" style:parent-style-name="Standard" style:class="extra">
      <style:paragraph-properties fo:margin-top="0.0835in" fo:margin-bottom="0.0835in" style:contextual-spacing="false" fo:text-align="start" style:justify-single-word="false" text:number-lines="false" text:line-number="0"/>
    </style:style>
    <style:style style:name="Index" style:family="paragraph" style:parent-style-name="Standard" style:class="index">
      <style:paragraph-properties fo:text-align="start" style:justify-single-word="false" text:number-lines="false" text:line-number="0"/>
      <style:text-properties fo:font-size="10.5pt" style:font-size-asian="10.5pt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align="start" style:justify-single-word="false" fo:text-indent="0in" style:auto-text-indent="false"/>
    </style:style>
    <style:style style:name="Salutation" style:family="paragraph" style:parent-style-name="Standard" style:class="text">
      <style:paragraph-properties fo:text-align="end" style:justify-single-word="fals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style:font-size-asian="16p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style:font-size-asian="16pt"/>
    </style:style>
    <style:style style:name="Subtitle" style:family="paragraph" style:parent-style-name="Heading" style:next-style-name="Text_20_body" style:class="chapter">
      <style:paragraph-properties fo:margin-top="0.1929in" fo:margin-bottom="0.0945in" style:contextual-spacing="false" fo:text-align="center" style:justify-single-word="false"/>
      <style:text-properties fo:font-size="12pt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2in" fo:margin-bottom="0.122in" style:contextual-spacing="false"/>
      <style:text-properties fo:font-size="12pt" style:font-size-asian="12pt"/>
    </style:style>
    <style:style style:name="Heading_20_10" style:display-name="Heading 10" style:family="paragraph" style:parent-style-name="Heading" style:next-style-name="Text_20_body" style:default-outline-level="10" style:class="text"/>
    <style:style style:name="Heading_20_9" style:display-name="Heading 9" style:family="paragraph" style:parent-style-name="Heading" style:next-style-name="Text_20_body" style:default-outline-level="9" style:class="text"/>
    <style:style style:name="Heading_20_8" style:display-name="Heading 8" style:family="paragraph" style:parent-style-name="Heading" style:next-style-name="Text_20_body" style:default-outline-level="8" style:class="text"/>
    <style:style style:name="Heading_20_7" style:display-name="Heading 7" style:family="paragraph" style:parent-style-name="Heading" style:next-style-name="Text_20_body" style:default-outline-level="7" style:class="text"/>
    <style:style style:name="Heading_20_6" style:display-name="Heading 6" style:family="paragraph" style:parent-style-name="Heading" style:next-style-name="Text_20_body" style:default-outline-level="6" style:class="text"/>
    <style:style style:name="Heading_20_5" style:display-name="Heading 5" style:family="paragraph" style:parent-style-name="Heading" style:next-style-name="Text_20_body" style:default-outline-level="5" style:class="text"/>
    <style:style style:name="Heading_20_4" style:display-name="Heading 4" style:family="paragraph" style:parent-style-name="Heading" style:next-style-name="Text_20_body" style:default-outline-level="4" style:class="text"/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827in" fo:margin-right="0in" fo:margin-top="0in" fo:margin-bottom="0in" style:contextual-spacing="false" fo:text-indent="0in" style:auto-text-indent="false"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5827in" fo:margin-right="0.5827in" fo:margin-top="0.2165in" fo:margin-bottom="0.2165in" style:contextual-spacing="true" fo:text-indent="0in" style:auto-text-indent="false"/>
      <style:text-properties style:font-name="Noto Serif CJK JP1" fo:font-family="'Noto Serif CJK JP', 'Noto Serif JP', 游明朝, 游明朝体" style:font-style-name="Regular" style:font-family-generic="roman" style:font-pitch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Noto Sans Mono CJK JP1" fo:font-family="'Noto Sans Mono CJK JP', 游ゴシック, 游ゴシック体" style:font-family-generic="swiss" style:font-pitch="fixed" fo:font-size="10.5pt" style:font-name-asian="Noto Sans Mono CJK JP" style:font-family-asian="'Noto Sans Mono CJK JP', 游ゴシック, 游ゴシック体" style:font-family-generic-asian="modern" style:font-pitch-asian="fixed" style:font-size-asian="10.5pt"/>
    </style:style>
    <style:style style:name="Bibliography_20_Heading" style:display-name="Bibliography Heading" style:family="paragraph" style:parent-style-name="Index_20_Heading" style:class="index"/>
    <style:style style:name="Contents_20_Heading" style:display-name="Contents Heading" style:family="paragraph" style:parent-style-name="Index_20_Heading" style:class="index"/>
    <style:style style:name="Figure_20_Index_20_Heading" style:display-name="Figure Index Heading" style:family="paragraph" style:parent-style-name="Index_20_Heading" style:class="index"/>
    <style:style style:name="Object_20_index_20_heading" style:display-name="Object index heading" style:family="paragraph" style:parent-style-name="Index_20_Heading" style:class="index"/>
    <style:style style:name="Table_20_index_20_heading" style:display-name="Table index heading" style:family="paragraph" style:parent-style-name="Index_20_Heading" style:class="index"/>
    <style:style style:name="User_20_Index_20_Heading" style:display-name="User Index Heading" style:family="paragraph" style:parent-style-name="Index_20_Heading" style:class="index" style:master-page-name="">
      <style:paragraph-properties style:page-number="auto"/>
    </style:style>
    <style:style style:name="Addressee" style:family="paragraph" style:parent-style-name="Standard" style:class="extra" style:master-page-name="">
      <style:paragraph-properties fo:margin-top="0in" fo:margin-bottom="0in" style:contextual-spacing="false" fo:text-align="end" style:justify-single-word="false" style:page-number="auto" text:number-lines="false" text:line-number="0"/>
    </style:style>
    <style:style style:name="Drawing" style:family="paragraph" style:parent-style-name="Caption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align="start" style:justify-single-word="false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text-indent="0.1457in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ource_20_Text" style:display-name="Source Text" style:family="text">
      <style:text-properties style:font-name="Noto Sans Mono CJK JP2" fo:font-family="'Noto Sans Mono CJK JP', 游ゴシック, 游ゴシック体" style:font-style-name="Regular" style:font-family-generic="swiss" style:font-pitch="fixed" style:font-name-asian="Noto Sans Mono CJK JP2" style:font-family-asian="'Noto Sans Mono CJK JP', 游ゴシック, 游ゴシック体" style:font-style-name-asian="Regular" style:font-family-generic-asian="swiss" style:font-pitch-asian="fixed"/>
    </style:style>
    <style:style style:name="Citation" style:family="text"/>
    <style:style style:name="Teletype" style:family="text">
      <style:text-properties style:font-name="Noto Sans Mono CJK JP2" fo:font-family="'Noto Sans Mono CJK JP', 游ゴシック, 游ゴシック体" style:font-style-name="Regular" style:font-family-generic="swiss" style:font-pitch="fixed" style:font-name-asian="Noto Sans Mono CJK JP2" style:font-family-asian="'Noto Sans Mono CJK JP', 游ゴシック, 游ゴシック体" style:font-style-name-asian="Regular" style:font-family-generic-asian="swiss" style:font-pitch-asian="fixed"/>
    </style:style>
    <style:style style:name="Rubies" style:family="text">
      <style:text-properties style:font-name="Noto Serif CJK JP:ruby" fo:font-family="'Noto Serif CJK JP:ruby', 'Noto Serif JP:ruby', 游明朝:ruby, 游明朝体:ruby" style:font-style-name="Regular" style:font-family-generic="roman" style:font-pitch="variable" fo:font-size="5pt" style:text-underline-style="none" style:font-name-asian="Noto Serif CJK JP:ruby" style:font-family-asian="'Noto Serif CJK JP:ruby', 'Noto Serif JP:ruby', 游明朝:ruby, 游明朝体:ruby" style:font-style-name-asian="Regular" style:font-family-generic-asian="roman" style:font-pitch-asian="variable" style:font-size-asian="5pt" style:text-emphasize="none"/>
    </style:style>
    <style:style style:name="Emphasis" style:family="text">
      <style:text-properties style:text-emphasize="dot above"/>
    </style:style>
    <style:style style:name="Example" style:family="text">
      <style:text-properties style:font-name="Noto Sans Mono CJK JP2" fo:font-family="'Noto Sans Mono CJK JP', 游ゴシック, 游ゴシック体" style:font-style-name="Regular" style:font-family-generic="swiss" style:font-pitch="fixed" style:font-name-asian="Noto Sans Mono CJK JP2" style:font-family-asian="'Noto Sans Mono CJK JP', 游ゴシック, 游ゴシック体" style:font-style-name-asian="Regular" style:font-family-generic-asian="swiss" style:font-pitch-asian="fixed"/>
    </style:style>
    <style:style style:name="User_20_Entry" style:display-name="User Entry" style:family="text">
      <style:text-properties style:font-name="Noto Sans Mono CJK JP2" fo:font-family="'Noto Sans Mono CJK JP', 游ゴシック, 游ゴシック体" style:font-style-name="Regular" style:font-family-generic="swiss" style:font-pitch="fixed" style:font-name-asian="Noto Sans Mono CJK JP" style:font-family-asian="'Noto Sans Mono CJK JP', 游ゴシック, 游ゴシック体" style:font-family-generic-asian="modern" style:font-pitch-asian="fixed"/>
    </style:style>
    <style:style style:name="Variabl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689in" fo:margin-left="1.1811in" fo:margin-right="1.1811in" style:writing-mode="lr-tb" style:layout-grid-color="#c0c0c0" style:layout-grid-lines="36" style:layout-grid-base-height="0.2535in" style:layout-grid-ruby-height="0in" style:layout-grid-mode="line" style:layout-grid-ruby-below="false" style:layout-grid-print="false" style:layout-grid-display="false" style:layout-grid-base-width="0.0752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fo:background-color="transparent" style:dynamic-spacing="true" draw:fill="none" draw:fill-color="#729fcf"/>
      </style:header-style>
      <style:footer-style>
        <style:header-footer-properties fo:min-height="0.4925in" fo:margin-left="0in" fo:margin-right="0in" fo:margin-top="0.4528in" fo:background-color="transparent" style:dynamic-spacing="tru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5902in" fo:margin-bottom="0.689in" fo:margin-left="1.1811in" fo:margin-right="1.1811in" style:writing-mode="lr-tb" style:layout-grid-color="#c0c0c0" style:layout-grid-lines="36" style:layout-grid-base-height="0.2535in" style:layout-grid-ruby-height="0in" style:layout-grid-mode="li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fo:background-color="transparent" style:dynamic-spacing="true" draw:fill="none" draw:fill-color="#729fcf"/>
      </style:header-style>
      <style:footer-style>
        <style:header-footer-properties fo:min-height="0.4925in" fo:margin-left="0in" fo:margin-right="0in" fo:margin-top="0.4528in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5902in" fo:margin-bottom="0.689in" fo:margin-left="1.1811in" fo:margin-right="1.1811in" style:writing-mode="lr-tb" style:layout-grid-color="#c0c0c0" style:layout-grid-lines="36" style:layout-grid-base-height="0.2535in" style:layout-grid-ruby-height="0in" style:layout-grid-mode="li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fo:background-color="transparent" style:dynamic-spacing="true" draw:fill="none" draw:fill-color="#729fcf"/>
      </style:header-style>
      <style:footer-style>
        <style:header-footer-properties fo:min-height="0.4925in" fo:margin-left="0in" fo:margin-right="0in" fo:margin-top="0.4528in" fo:background-color="transparent" style:dynamic-spacing="true" draw:fill="none" draw:fill-color="#729fcf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5902in" fo:margin-bottom="0.689in" fo:margin-left="1.1811in" fo:margin-right="1.1811in" style:writing-mode="lr-tb" style:layout-grid-color="#c0c0c0" style:layout-grid-lines="36" style:layout-grid-base-height="0.2535in" style:layout-grid-ruby-height="0in" style:layout-grid-mode="li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fo:background-color="transparent" style:dynamic-spacing="true" draw:fill="none" draw:fill-color="#729fcf"/>
      </style:header-style>
      <style:footer-style>
        <style:header-footer-properties fo:min-height="0.4925in" fo:margin-left="0in" fo:margin-right="0in" fo:margin-top="0.4528in" fo:background-color="transparent" style:dynamic-spacing="true" draw:fill="none" draw:fill-color="#729fcf"/>
      </style:footer-style>
    </style:page-layout>
    <style:page-layout style:name="Mpm5">
      <style:page-layout-properties fo:page-width="11.6929in" fo:page-height="8.2681in" style:num-format="1" style:print-orientation="landscape" fo:margin-top="0.5902in" fo:margin-bottom="0.689in" fo:margin-left="1.1811in" fo:margin-right="1.378in" style:writing-mode="tb-rl" style:layout-grid-color="#c0c0c0" style:layout-grid-lines="36" style:layout-grid-base-height="0.2535in" style:layout-grid-ruby-height="0in" style:layout-grid-mode="li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16in" fo:background-color="transparent" style:dynamic-spacing="true" draw:fill="none" draw:fill-color="#729fcf"/>
      </style:header-style>
      <style:footer-style>
        <style:header-footer-properties fo:min-height="0.4925in" fo:margin-left="0in" fo:margin-right="0in" fo:margin-top="0.4528in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  <style:footer>
        <text:p text:style-name="Footer"/>
      </style:footer>
    </style:master-page>
    <style:master-page style:name="Landscape" style:page-layout-name="Mpm5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ja-JP</dc:language>
    <dc:title/>
    <dc:description/>
    <meta:generator>LibreOffice/24.8.2.1$MacOSX_AARCH64 LibreOffice_project/0f794b6e29741098670a3b95d60478a65d05ef13</meta:generator>
    <meta:creation-date>2024-11-21T12:29:30.550631967</meta:creation-date>
    <meta:editing-duration>PT3M29S</meta:editing-duration>
    <meta:editing-cycles>3</meta:editing-cycles>
    <dc:date>2024-11-21T19:26:31.064044792</dc:date>
    <meta:document-statistic meta:table-count="0" meta:image-count="0" meta:object-count="0" meta:page-count="3" meta:paragraph-count="77" meta:word-count="429" meta:character-count="3600" meta:non-whitespace-character-count="3051"/>
    <meta:template xlink:type="simple" xlink:actuate="onRequest" xlink:title="ja_ott_normal" xlink:href="../../../../Applications/LibreOffice.app/Contents/Resources/template/common/l10n/ja_ott_normal.ott" meta:date="2024-11-21T12:29:29.626088903"/>
  </office:meta>
</office:document-meta>
</file>